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row-height="0.3541in"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5" style:family="table-row">
      <style:table-row-properties style:row-height="0.3541in"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4" style:family="table-row">
      <style:table-row-properties style:row-height="0.3541in"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row-height="0.3541in"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2" style:family="table-row">
      <style:table-row-properties style:row-height="0.3541in"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1" style:family="table-row">
      <style:table-row-properties style:row-height="0.3541in"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P494" style:parent-style-name="Header" style:family="paragraph">
      <style:paragraph-properties fo:text-align="end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  <text:p text:style-name="P282"/>
          </table:table-cell>
          <table:table-cell table:style-name="TableCell283">
            <text:p text:style-name="TableContents"><text:span text:style-name="T284">अहमदनगर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पथर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औरंगाबाद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परभणी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बसमाथ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मेहकर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मालेगाव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वाशीम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तरोडा 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709in" svg:y2="0.95208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जिंतुर</text:span>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Normal"><text:span text:style-name="T413">औंढा नागनाथ<text:s/></text:span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Normal"><text:span text:style-name="T422">हिंगोली</text:span>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Normal"><text:span text:style-name="T431">कळमनुरी<text:s/>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Normal"><text:span text:style-name="T440">बालापुर<text:s/></text:span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Normal"><text:span text:style-name="T450">हथगांव<text:s/>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उमरखेड</text:span>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 और तुरंत कीपैड पर ग्रीन</text:span><text:span text:style-name="T487"><text:s/>बटन</text:span><text:span text:style-name="T488"><text:s/>दबाएं।</text:span></text:p>
      <text:p text:style-name="Footer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text:s text:c="43"/>busflix.in</text:span><text:span text:style-name="T49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3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8-02-01T09:02:00Z</meta:creation-date>
    <dc:date>2018-02-05T12:26:00Z</dc:date>
    <meta:template xlink:href="Normal" xlink:type="simple"/>
    <meta:editing-cycles>4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4" meta:character-count="1570" meta:row-count="11" meta:non-whitespace-character-count="1339"/>
  </office:meta>
</office:document-meta>
</file>